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98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9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66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66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84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414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1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48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644cm" fo:padding-top="0cm" fo:padding-bottom="0cm" fo:padding-left="0cm" fo:padding-right="0cm"/>
    </style:style>
    <style:style style:name="gr14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15" style:family="graphic" style:parent-style-name="standard">
      <style:graphic-properties draw:stroke="solid" svg:stroke-width="0.035cm" svg:stroke-color="#1f77b4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221cm" fo:padding-top="0cm" fo:padding-bottom="0cm" fo:padding-left="0cm" fo:padding-right="0cm"/>
    </style:style>
    <style:style style:name="gr17" style:family="graphic" style:parent-style-name="standard">
      <style:graphic-properties draw:stroke="solid" svg:stroke-width="0.035cm" svg:stroke-color="#ff7f0e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212cm" fo:padding-top="0cm" fo:padding-bottom="0cm" fo:padding-left="0cm" fo:padding-right="0cm"/>
    </style:style>
    <style:style style:name="gr19" style:family="graphic" style:parent-style-name="standard">
      <style:graphic-properties draw:stroke="solid" svg:stroke-width="0.035cm" svg:stroke-color="#2ca02c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212cm" fo:padding-top="0cm" fo:padding-bottom="0cm" fo:padding-left="0cm" fo:padding-right="0cm"/>
    </style:style>
    <style:style style:name="gr21" style:family="graphic" style:parent-style-name="standard">
      <style:graphic-properties draw:stroke="solid" svg:stroke-width="0.035cm" svg:stroke-color="#d62728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378cm" fo:padding-top="0cm" fo:padding-bottom="0cm" fo:padding-left="0cm" fo:padding-right="0cm"/>
    </style:style>
    <style:style style:name="gr23" style:family="graphic" style:parent-style-name="standard">
      <style:graphic-properties draw:stroke="solid" svg:stroke-width="0.035cm" svg:stroke-color="#9467bd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4" style:family="graphic" style:parent-style-name="standard">
      <style:graphic-properties draw:stroke="solid" svg:stroke-width="0.035cm" svg:stroke-color="#8c564b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378cm" fo:padding-top="0cm" fo:padding-bottom="0cm" fo:padding-left="0cm" fo:padding-right="0cm"/>
    </style:style>
    <style:style style:name="gr26" style:family="graphic" style:parent-style-name="standard">
      <style:graphic-properties draw:stroke="solid" svg:stroke-width="0.035cm" svg:stroke-color="#e377c2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7" style:family="graphic" style:parent-style-name="standard">
      <style:graphic-properties draw:stroke="solid" svg:stroke-width="0.035cm" svg:stroke-color="#7f7f7f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8" style:family="graphic" style:parent-style-name="standard">
      <style:graphic-properties draw:stroke="solid" svg:stroke-width="0.035cm" svg:stroke-color="#bcbd22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29" style:family="graphic" style:parent-style-name="standard">
      <style:graphic-properties draw:stroke="solid" svg:stroke-width="0.035cm" svg:stroke-color="#17becf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30" style:family="graphic" style:parent-style-name="standard">
      <style:graphic-properties draw:stroke="solid" svg:stroke-width="0.035cm" svg:stroke-color="#000000" draw:marker-start-width="0.175cm" draw:marker-end-width="0.175cm" draw:stroke-linejoin="round" svg:stroke-linecap="square" draw:fill="none" fo:padding-top="0.018cm" fo:padding-bottom="0.018cm" fo:padding-left="0.018cm" fo:padding-right="0.018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15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44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2.462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415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42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422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1.587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1.58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247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25cm" fo:min-width="0.339cm" fo:padding-top="0cm" fo:padding-bottom="0cm" fo:padding-left="0cm" fo:padding-right="0cm"/>
    </style:style>
    <style:style style:name="P1" style:family="paragraph">
      <loext:graphic-properties draw:fill="none"/>
      <style:text-properties style:font-name="Liberation Serif" fo:font-size="8pt"/>
    </style:style>
    <style:style style:name="P2" style:family="paragraph">
      <loext:graphic-properties draw:fill="solid" draw:fill-color="#000000"/>
      <style:text-properties style:font-name="Liberation Serif" fo:font-size="8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 fo:font-size="8pt" style:font-size-asian="10pt" style:font-size-complex="10pt"/>
    </style:style>
    <style:style style:name="P5" style:family="paragraph">
      <loext:graphic-properties draw:fill="solid" draw:fill-color="#ffffff" draw:opacity="80%"/>
      <style:text-properties style:font-name="Liberation Serif" fo:font-size="8pt"/>
    </style:style>
    <style:style style:name="P6" style:family="paragraph">
      <loext:graphic-properties draw:fill="none"/>
      <style:paragraph-properties fo:text-align="start" style:writing-mode="lr-tb"/>
      <style:text-properties style:font-name="Liberation Serif" fo:font-size="8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8pt" fo:text-shadow="1pt 1pt" fo:font-weight="bold" style:font-size-asian="12pt" style:font-size-complex="12pt"/>
    </style:style>
    <style:style style:name="P8" style:family="paragraph">
      <loext:graphic-properties draw:fill="none"/>
    </style:style>
    <style:style style:name="T1" style:family="text">
      <style:text-properties fo:color="#000000" style:font-name="Liberation Serif" fo:font-size="8pt" style:font-size-asian="10pt" style:font-name-complex="DejaVuSans" style:font-size-complex="10pt"/>
    </style:style>
    <style:style style:name="T2" style:family="text">
      <style:text-properties fo:color="#000000" style:font-name="Liberation Serif" fo:font-size="8pt" style:font-size-asian="12pt" style:font-name-complex="DejaVuSans" style:font-size-complex="12pt"/>
    </style:style>
    <style:style style:name="T3" style:family="text">
      <style:text-properties fo:color="#000000" style:font-name="Liberation Serif" fo:font-size="8pt" fo:text-shadow="1pt 1pt" fo:font-weight="bold" style:font-size-asian="12pt" style:font-name-complex="DejaVu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281cm" svg:y1="6.558cm" svg:x2="1.281cm" svg:y2="0.831cm">
          <text:p/>
        </draw:line>
        <draw:polygon draw:style-name="gr2" draw:text-style-name="P2" draw:layer="layout" svg:width="0cm" svg:height="0.075cm" svg:x="1.281cm" svg:y="6.558cm" svg:viewBox="0 0 0 76" draw:points="0,0 0,76">
          <text:p/>
        </draw:polygon>
        <draw:line draw:style-name="gr3" draw:text-style-name="P1" draw:layer="layout" svg:x1="1.281cm" svg:y1="6.558cm" svg:x2="1.281cm" svg:y2="6.634cm">
          <text:p/>
        </draw:line>
        <draw:line draw:style-name="gr1" draw:text-style-name="P1" draw:layer="layout" svg:x1="2.679cm" svg:y1="6.558cm" svg:x2="2.679cm" svg:y2="0.831cm">
          <text:p/>
        </draw:line>
        <draw:polygon draw:style-name="gr2" draw:text-style-name="P2" draw:layer="layout" svg:width="0cm" svg:height="0.075cm" svg:x="2.679cm" svg:y="6.558cm" svg:viewBox="0 0 0 76" draw:points="0,0 0,76">
          <text:p/>
        </draw:polygon>
        <draw:line draw:style-name="gr3" draw:text-style-name="P1" draw:layer="layout" svg:x1="2.679cm" svg:y1="6.558cm" svg:x2="2.679cm" svg:y2="6.634cm">
          <text:p/>
        </draw:line>
        <draw:frame draw:style-name="gr4" draw:text-style-name="P4" draw:layer="layout" svg:width="0.498cm" svg:height="0.324cm" svg:x="1.076cm" svg:y="6.673cm">
          <draw:text-box>
            <text:p text:style-name="P3"><text:span text:style-name="T1">200</text:span></text:p>
          </draw:text-box>
        </draw:frame>
        <draw:line draw:style-name="gr1" draw:text-style-name="P1" draw:layer="layout" svg:x1="4.077cm" svg:y1="6.558cm" svg:x2="4.077cm" svg:y2="0.831cm">
          <text:p/>
        </draw:line>
        <draw:polygon draw:style-name="gr2" draw:text-style-name="P2" draw:layer="layout" svg:width="0cm" svg:height="0.075cm" svg:x="4.077cm" svg:y="6.558cm" svg:viewBox="0 0 0 76" draw:points="0,0 0,76">
          <text:p/>
        </draw:polygon>
        <draw:line draw:style-name="gr3" draw:text-style-name="P1" draw:layer="layout" svg:x1="4.077cm" svg:y1="6.558cm" svg:x2="4.077cm" svg:y2="6.634cm">
          <text:p/>
        </draw:line>
        <draw:frame draw:style-name="gr5" draw:text-style-name="P4" draw:layer="layout" svg:width="0.497cm" svg:height="0.324cm" svg:x="2.474cm" svg:y="6.673cm">
          <draw:text-box>
            <text:p text:style-name="P3"><text:span text:style-name="T1">400</text:span></text:p>
          </draw:text-box>
        </draw:frame>
        <draw:line draw:style-name="gr1" draw:text-style-name="P1" draw:layer="layout" svg:x1="5.474cm" svg:y1="6.558cm" svg:x2="5.474cm" svg:y2="0.831cm">
          <text:p/>
        </draw:line>
        <draw:polygon draw:style-name="gr2" draw:text-style-name="P2" draw:layer="layout" svg:width="0cm" svg:height="0.075cm" svg:x="5.474cm" svg:y="6.558cm" svg:viewBox="0 0 0 76" draw:points="0,0 0,76">
          <text:p/>
        </draw:polygon>
        <draw:line draw:style-name="gr3" draw:text-style-name="P1" draw:layer="layout" svg:x1="5.474cm" svg:y1="6.558cm" svg:x2="5.474cm" svg:y2="6.634cm">
          <text:p/>
        </draw:line>
        <draw:frame draw:style-name="gr5" draw:text-style-name="P4" draw:layer="layout" svg:width="0.497cm" svg:height="0.324cm" svg:x="3.872cm" svg:y="6.673cm">
          <draw:text-box>
            <text:p text:style-name="P3"><text:span text:style-name="T1">600</text:span></text:p>
          </draw:text-box>
        </draw:frame>
        <draw:line draw:style-name="gr1" draw:text-style-name="P1" draw:layer="layout" svg:x1="6.872cm" svg:y1="6.558cm" svg:x2="6.872cm" svg:y2="0.831cm">
          <text:p/>
        </draw:line>
        <draw:polygon draw:style-name="gr2" draw:text-style-name="P2" draw:layer="layout" svg:width="0cm" svg:height="0.075cm" svg:x="6.872cm" svg:y="6.558cm" svg:viewBox="0 0 0 76" draw:points="0,0 0,76">
          <text:p/>
        </draw:polygon>
        <draw:line draw:style-name="gr3" draw:text-style-name="P1" draw:layer="layout" svg:x1="6.872cm" svg:y1="6.558cm" svg:x2="6.872cm" svg:y2="6.634cm">
          <text:p/>
        </draw:line>
        <draw:frame draw:style-name="gr5" draw:text-style-name="P4" draw:layer="layout" svg:width="0.497cm" svg:height="0.324cm" svg:x="5.269cm" svg:y="6.673cm">
          <draw:text-box>
            <text:p text:style-name="P3"><text:span text:style-name="T1">800</text:span></text:p>
          </draw:text-box>
        </draw:frame>
        <draw:line draw:style-name="gr1" draw:text-style-name="P1" draw:layer="layout" svg:x1="8.269cm" svg:y1="6.558cm" svg:x2="8.269cm" svg:y2="0.831cm">
          <text:p/>
        </draw:line>
        <draw:polygon draw:style-name="gr2" draw:text-style-name="P2" draw:layer="layout" svg:width="0cm" svg:height="0.075cm" svg:x="8.269cm" svg:y="6.558cm" svg:viewBox="0 0 0 76" draw:points="0,0 0,76">
          <text:p/>
        </draw:polygon>
        <draw:line draw:style-name="gr3" draw:text-style-name="P1" draw:layer="layout" svg:x1="8.269cm" svg:y1="6.558cm" svg:x2="8.269cm" svg:y2="6.634cm">
          <text:p/>
        </draw:line>
        <draw:frame draw:style-name="gr6" draw:text-style-name="P4" draw:layer="layout" svg:width="0.662cm" svg:height="0.324cm" svg:x="6.599cm" svg:y="6.673cm">
          <draw:text-box>
            <text:p text:style-name="P3"><text:span text:style-name="T1">1000</text:span></text:p>
          </draw:text-box>
        </draw:frame>
        <draw:frame draw:style-name="gr7" draw:text-style-name="P4" draw:layer="layout" svg:width="0.663cm" svg:height="0.324cm" svg:x="7.996cm" svg:y="6.673cm">
          <draw:text-box>
            <text:p text:style-name="P3"><text:span text:style-name="T1">1200</text:span></text:p>
          </draw:text-box>
        </draw:frame>
        <draw:line draw:style-name="gr1" draw:text-style-name="P1" draw:layer="layout" svg:x1="0.932cm" svg:y1="5.879cm" svg:x2="8.619cm" svg:y2="5.879cm">
          <text:p/>
        </draw:line>
        <draw:polygon draw:style-name="gr2" draw:text-style-name="P2" draw:layer="layout" svg:width="0.075cm" svg:height="0cm" svg:x="0.857cm" svg:y="5.879cm" svg:viewBox="0 0 76 0" draw:points="76,0 0,0">
          <text:p/>
        </draw:polygon>
        <draw:line draw:style-name="gr3" draw:text-style-name="P1" draw:layer="layout" svg:x1="0.933cm" svg:y1="5.879cm" svg:x2="0.857cm" svg:y2="5.879cm">
          <text:p/>
        </draw:line>
        <draw:frame draw:style-name="gr8" draw:text-style-name="P4" draw:layer="layout" svg:width="0.843cm" svg:height="0.325cm" svg:x="4.429cm" svg:y="7.067cm">
          <draw:text-box>
            <text:p text:style-name="P3"><text:span text:style-name="T1">Spikes</text:span></text:p>
          </draw:text-box>
        </draw:frame>
        <draw:line draw:style-name="gr1" draw:text-style-name="P1" draw:layer="layout" svg:x1="0.932cm" svg:y1="4.682cm" svg:x2="8.619cm" svg:y2="4.682cm">
          <text:p/>
        </draw:line>
        <draw:polygon draw:style-name="gr2" draw:text-style-name="P2" draw:layer="layout" svg:width="0.075cm" svg:height="0cm" svg:x="0.857cm" svg:y="4.682cm" svg:viewBox="0 0 76 0" draw:points="76,0 0,0">
          <text:p/>
        </draw:polygon>
        <draw:line draw:style-name="gr3" draw:text-style-name="P1" draw:layer="layout" svg:x1="0.933cm" svg:y1="4.682cm" svg:x2="0.857cm" svg:y2="4.682cm">
          <text:p/>
        </draw:line>
        <draw:frame draw:style-name="gr9" draw:text-style-name="P4" draw:layer="layout" svg:width="0.414cm" svg:height="0.325cm" svg:x="0.562cm" svg:y="5.761cm">
          <draw:text-box>
            <text:p text:style-name="P3"><text:span text:style-name="T1">20</text:span></text:p>
          </draw:text-box>
        </draw:frame>
        <draw:line draw:style-name="gr1" draw:text-style-name="P1" draw:layer="layout" svg:x1="0.932cm" svg:y1="3.485cm" svg:x2="8.619cm" svg:y2="3.485cm">
          <text:p/>
        </draw:line>
        <draw:polygon draw:style-name="gr2" draw:text-style-name="P2" draw:layer="layout" svg:width="0.075cm" svg:height="0cm" svg:x="0.857cm" svg:y="3.485cm" svg:viewBox="0 0 76 0" draw:points="76,0 0,0">
          <text:p/>
        </draw:polygon>
        <draw:line draw:style-name="gr3" draw:text-style-name="P1" draw:layer="layout" svg:x1="0.933cm" svg:y1="3.485cm" svg:x2="0.857cm" svg:y2="3.485cm">
          <text:p/>
        </draw:line>
        <draw:frame draw:style-name="gr9" draw:text-style-name="P4" draw:layer="layout" svg:width="0.414cm" svg:height="0.325cm" svg:x="0.562cm" svg:y="4.564cm">
          <draw:text-box>
            <text:p text:style-name="P3"><text:span text:style-name="T1">40</text:span></text:p>
          </draw:text-box>
        </draw:frame>
        <draw:line draw:style-name="gr1" draw:text-style-name="P1" draw:layer="layout" svg:x1="0.932cm" svg:y1="2.288cm" svg:x2="8.619cm" svg:y2="2.288cm">
          <text:p/>
        </draw:line>
        <draw:polygon draw:style-name="gr2" draw:text-style-name="P2" draw:layer="layout" svg:width="0.075cm" svg:height="0cm" svg:x="0.857cm" svg:y="2.288cm" svg:viewBox="0 0 76 0" draw:points="76,0 0,0">
          <text:p/>
        </draw:polygon>
        <draw:line draw:style-name="gr3" draw:text-style-name="P1" draw:layer="layout" svg:x1="0.933cm" svg:y1="2.288cm" svg:x2="0.857cm" svg:y2="2.288cm">
          <text:p/>
        </draw:line>
        <draw:frame draw:style-name="gr10" draw:text-style-name="P4" draw:layer="layout" svg:width="0.414cm" svg:height="0.324cm" svg:x="0.562cm" svg:y="3.367cm">
          <draw:text-box>
            <text:p text:style-name="P3"><text:span text:style-name="T1">60</text:span></text:p>
          </draw:text-box>
        </draw:frame>
        <draw:line draw:style-name="gr1" draw:text-style-name="P1" draw:layer="layout" svg:x1="0.932cm" svg:y1="1.091cm" svg:x2="8.619cm" svg:y2="1.091cm">
          <text:p/>
        </draw:line>
        <draw:polygon draw:style-name="gr2" draw:text-style-name="P2" draw:layer="layout" svg:width="0.075cm" svg:height="0cm" svg:x="0.857cm" svg:y="1.091cm" svg:viewBox="0 0 76 0" draw:points="76,0 0,0">
          <text:p/>
        </draw:polygon>
        <draw:line draw:style-name="gr3" draw:text-style-name="P1" draw:layer="layout" svg:x1="0.933cm" svg:y1="1.091cm" svg:x2="0.857cm" svg:y2="1.091cm">
          <text:p/>
        </draw:line>
        <draw:frame draw:style-name="gr10" draw:text-style-name="P4" draw:layer="layout" svg:width="0.414cm" svg:height="0.324cm" svg:x="0.562cm" svg:y="2.17cm">
          <draw:text-box>
            <text:p text:style-name="P3"><text:span text:style-name="T1">80</text:span></text:p>
          </draw:text-box>
        </draw:frame>
        <draw:frame draw:style-name="gr11" draw:text-style-name="P4" draw:layer="layout" svg:width="0.448cm" svg:height="0.324cm" svg:x="0.44cm" svg:y="0.973cm">
          <draw:text-box>
            <text:p text:style-name="P3"><text:span text:style-name="T1">100</text:span></text:p>
          </draw:text-box>
        </draw:frame>
        <draw:line draw:style-name="gr12" draw:text-style-name="P1" draw:layer="layout" svg:x1="0.932cm" svg:y1="6.558cm" svg:x2="0.932cm" svg:y2="0.831cm">
          <text:p/>
        </draw:line>
        <draw:line draw:style-name="gr12" draw:text-style-name="P1" draw:layer="layout" svg:x1="8.619cm" svg:y1="6.558cm" svg:x2="8.619cm" svg:y2="0.831cm">
          <text:p/>
        </draw:line>
        <draw:line draw:style-name="gr12" draw:text-style-name="P1" draw:layer="layout" svg:x1="0.932cm" svg:y1="6.558cm" svg:x2="8.619cm" svg:y2="6.558cm">
          <text:p/>
        </draw:line>
        <draw:line draw:style-name="gr12" draw:text-style-name="P1" draw:layer="layout" svg:x1="0.932cm" svg:y1="0.831cm" svg:x2="8.619cm" svg:y2="0.831cm">
          <text:p/>
        </draw:line>
        <draw:frame draw:style-name="gr13" draw:text-style-name="P4" draw:layer="layout" svg:width="1.644cm" svg:height="0.324cm" draw:transform="rotate (1.5707963267949) translate (0.109cm 4.187cm)">
          <draw:text-box>
            <text:p text:style-name="P3"><text:span text:style-name="T1">Accuracy (%)</text:span></text:p>
          </draw:text-box>
        </draw:frame>
        <draw:path draw:style-name="gr14" draw:text-style-name="P5" draw:layer="layout" svg:width="1.919cm" svg:height="3.854cm" svg:x="6.592cm" svg:y="2.596cm" svg:viewBox="0 0 1920 3855" svg:d="M43 3855h1834c28 0 43-15 43-43v-3769c0-28-15-43-43-43h-1834c-29 0-43 15-43 43v3769c0 28 14 43 43 43z">
          <text:p/>
        </draw:path>
        <draw:line draw:style-name="gr15" draw:text-style-name="P1" draw:layer="layout" svg:x1="6.678cm" svg:y1="2.771cm" svg:x2="7.108cm" svg:y2="2.771cm">
          <text:p/>
        </draw:line>
        <draw:frame draw:style-name="gr16" draw:text-style-name="P6" draw:layer="layout" svg:width="1.221cm" svg:height="0.325cm" svg:x="4.168cm" svg:y="0.462cm">
          <draw:text-box>
            <text:p text:style-name="P3"><text:span text:style-name="T2">Inference</text:span></text:p>
          </draw:text-box>
        </draw:frame>
        <draw:line draw:style-name="gr17" draw:text-style-name="P1" draw:layer="layout" svg:x1="6.678cm" svg:y1="3.086cm" svg:x2="7.108cm" svg:y2="3.086cm">
          <text:p/>
        </draw:line>
        <draw:frame draw:style-name="gr18" draw:text-style-name="P4" draw:layer="layout" svg:width="1.212cm" svg:height="0.325cm" svg:x="7.281cm" svg:y="2.646cm">
          <draw:text-box>
            <text:p text:style-name="P3"><text:span text:style-name="T1">0% Noise</text:span></text:p>
          </draw:text-box>
        </draw:frame>
        <draw:line draw:style-name="gr19" draw:text-style-name="P1" draw:layer="layout" svg:x1="6.678cm" svg:y1="3.402cm" svg:x2="7.108cm" svg:y2="3.402cm">
          <text:p/>
        </draw:line>
        <draw:frame draw:style-name="gr20" draw:text-style-name="P4" draw:layer="layout" svg:width="1.212cm" svg:height="0.324cm" svg:x="7.281cm" svg:y="2.963cm">
          <draw:text-box>
            <text:p text:style-name="P3"><text:span text:style-name="T1">5%</text:span></text:p>
          </draw:text-box>
        </draw:frame>
        <draw:line draw:style-name="gr21" draw:text-style-name="P1" draw:layer="layout" svg:x1="6.678cm" svg:y1="3.718cm" svg:x2="7.108cm" svg:y2="3.718cm">
          <text:p/>
        </draw:line>
        <draw:frame draw:style-name="gr22" draw:text-style-name="P4" draw:layer="layout" svg:width="1.378cm" svg:height="0.325cm" svg:x="7.281cm" svg:y="3.278cm">
          <draw:text-box>
            <text:p text:style-name="P3"><text:span text:style-name="T1">10%</text:span></text:p>
          </draw:text-box>
        </draw:frame>
        <draw:line draw:style-name="gr23" draw:text-style-name="P1" draw:layer="layout" svg:x1="6.678cm" svg:y1="4.034cm" svg:x2="7.108cm" svg:y2="4.034cm">
          <text:p/>
        </draw:line>
        <draw:frame draw:style-name="gr22" draw:text-style-name="P4" draw:layer="layout" svg:width="1.378cm" svg:height="0.325cm" svg:x="7.281cm" svg:y="3.594cm">
          <draw:text-box>
            <text:p text:style-name="P3"><text:span text:style-name="T1">15%</text:span></text:p>
          </draw:text-box>
        </draw:frame>
        <draw:line draw:style-name="gr24" draw:text-style-name="P1" draw:layer="layout" svg:x1="6.678cm" svg:y1="4.35cm" svg:x2="7.108cm" svg:y2="4.35cm">
          <text:p/>
        </draw:line>
        <draw:frame draw:style-name="gr25" draw:text-style-name="P4" draw:layer="layout" svg:width="1.378cm" svg:height="0.324cm" svg:x="7.281cm" svg:y="3.91cm">
          <draw:text-box>
            <text:p text:style-name="P3"><text:span text:style-name="T1">20%</text:span></text:p>
          </draw:text-box>
        </draw:frame>
        <draw:line draw:style-name="gr26" draw:text-style-name="P1" draw:layer="layout" svg:x1="6.678cm" svg:y1="4.665cm" svg:x2="7.108cm" svg:y2="4.665cm">
          <text:p/>
        </draw:line>
        <draw:frame draw:style-name="gr25" draw:text-style-name="P4" draw:layer="layout" svg:width="1.378cm" svg:height="0.324cm" svg:x="7.281cm" svg:y="4.226cm">
          <draw:text-box>
            <text:p text:style-name="P3"><text:span text:style-name="T1">25%</text:span></text:p>
          </draw:text-box>
        </draw:frame>
        <draw:line draw:style-name="gr27" draw:text-style-name="P1" draw:layer="layout" svg:x1="6.678cm" svg:y1="4.981cm" svg:x2="7.108cm" svg:y2="4.981cm">
          <text:p/>
        </draw:line>
        <draw:frame draw:style-name="gr22" draw:text-style-name="P4" draw:layer="layout" svg:width="1.378cm" svg:height="0.325cm" svg:x="7.281cm" svg:y="4.541cm">
          <draw:text-box>
            <text:p text:style-name="P3"><text:span text:style-name="T1">30%</text:span></text:p>
          </draw:text-box>
        </draw:frame>
        <draw:line draw:style-name="gr28" draw:text-style-name="P1" draw:layer="layout" svg:x1="6.678cm" svg:y1="5.297cm" svg:x2="7.108cm" svg:y2="5.297cm">
          <text:p/>
        </draw:line>
        <draw:frame draw:style-name="gr22" draw:text-style-name="P4" draw:layer="layout" svg:width="1.378cm" svg:height="0.325cm" svg:x="7.281cm" svg:y="4.856cm">
          <draw:text-box>
            <text:p text:style-name="P3"><text:span text:style-name="T1">35%</text:span></text:p>
          </draw:text-box>
        </draw:frame>
        <draw:line draw:style-name="gr29" draw:text-style-name="P1" draw:layer="layout" svg:x1="6.678cm" svg:y1="5.613cm" svg:x2="7.108cm" svg:y2="5.613cm">
          <text:p/>
        </draw:line>
        <draw:frame draw:style-name="gr25" draw:text-style-name="P4" draw:layer="layout" svg:width="1.378cm" svg:height="0.324cm" svg:x="7.281cm" svg:y="5.173cm">
          <draw:text-box>
            <text:p text:style-name="P3"><text:span text:style-name="T1">40%</text:span></text:p>
          </draw:text-box>
        </draw:frame>
        <draw:line draw:style-name="gr15" draw:text-style-name="P1" draw:layer="layout" svg:x1="6.678cm" svg:y1="5.929cm" svg:x2="7.108cm" svg:y2="5.929cm">
          <text:p/>
        </draw:line>
        <draw:frame draw:style-name="gr22" draw:text-style-name="P4" draw:layer="layout" svg:width="1.378cm" svg:height="0.325cm" svg:x="7.281cm" svg:y="5.489cm">
          <draw:text-box>
            <text:p text:style-name="P3"><text:span text:style-name="T1">45%</text:span></text:p>
          </draw:text-box>
        </draw:frame>
        <draw:line draw:style-name="gr30" draw:text-style-name="P1" draw:layer="layout" svg:x1="6.678cm" svg:y1="6.244cm" svg:x2="7.108cm" svg:y2="6.244cm">
          <text:p/>
        </draw:line>
        <draw:frame draw:style-name="gr22" draw:text-style-name="P4" draw:layer="layout" svg:width="1.378cm" svg:height="0.325cm" svg:x="7.281cm" svg:y="5.804cm">
          <draw:text-box>
            <text:p text:style-name="P3"><text:span text:style-name="T1">50%</text:span></text:p>
          </draw:text-box>
        </draw:frame>
        <draw:frame draw:style-name="gr25" draw:text-style-name="P4" draw:layer="layout" svg:width="1.378cm" svg:height="0.324cm" svg:x="7.281cm" svg:y="6.121cm">
          <draw:text-box>
            <text:p text:style-name="P3"><text:span text:style-name="T1">55%</text:span></text:p>
          </draw:text-box>
        </draw:frame>
        <draw:line draw:style-name="gr1" draw:text-style-name="P1" draw:layer="layout" svg:x1="1.293cm" svg:y1="14.258cm" svg:x2="1.293cm" svg:y2="8.531cm">
          <text:p/>
        </draw:line>
        <draw:polygon draw:style-name="gr2" draw:text-style-name="P2" draw:layer="layout" svg:width="0cm" svg:height="0.075cm" svg:x="1.293cm" svg:y="14.259cm" svg:viewBox="0 0 0 76" draw:points="0,0 0,76">
          <text:p/>
        </draw:polygon>
        <draw:line draw:style-name="gr3" draw:text-style-name="P1" draw:layer="layout" svg:x1="1.293cm" svg:y1="14.259cm" svg:x2="1.293cm" svg:y2="14.335cm">
          <text:p/>
        </draw:line>
        <draw:line draw:style-name="gr1" draw:text-style-name="P1" draw:layer="layout" svg:x1="2.691cm" svg:y1="14.258cm" svg:x2="2.691cm" svg:y2="8.531cm">
          <text:p/>
        </draw:line>
        <draw:polygon draw:style-name="gr2" draw:text-style-name="P2" draw:layer="layout" svg:width="0cm" svg:height="0.075cm" svg:x="2.691cm" svg:y="14.259cm" svg:viewBox="0 0 0 76" draw:points="0,0 0,76">
          <text:p/>
        </draw:polygon>
        <draw:line draw:style-name="gr3" draw:text-style-name="P1" draw:layer="layout" svg:x1="2.691cm" svg:y1="14.259cm" svg:x2="2.691cm" svg:y2="14.335cm">
          <text:p/>
        </draw:line>
        <draw:frame draw:style-name="gr31" draw:text-style-name="P4" draw:layer="layout" svg:width="0.415cm" svg:height="0.324cm" svg:x="1.244cm" svg:y="14.374cm">
          <draw:text-box>
            <text:p text:style-name="P3"><text:span text:style-name="T1">0</text:span></text:p>
          </draw:text-box>
        </draw:frame>
        <draw:line draw:style-name="gr1" draw:text-style-name="P1" draw:layer="layout" svg:x1="4.088cm" svg:y1="14.258cm" svg:x2="4.088cm" svg:y2="8.531cm">
          <text:p/>
        </draw:line>
        <draw:polygon draw:style-name="gr2" draw:text-style-name="P2" draw:layer="layout" svg:width="0cm" svg:height="0.075cm" svg:x="4.088cm" svg:y="14.259cm" svg:viewBox="0 0 0 76" draw:points="0,0 0,76">
          <text:p/>
        </draw:polygon>
        <draw:line draw:style-name="gr3" draw:text-style-name="P1" draw:layer="layout" svg:x1="4.088cm" svg:y1="14.259cm" svg:x2="4.088cm" svg:y2="14.335cm">
          <text:p/>
        </draw:line>
        <draw:frame draw:style-name="gr10" draw:text-style-name="P4" draw:layer="layout" svg:width="0.414cm" svg:height="0.324cm" svg:x="2.581cm" svg:y="14.374cm">
          <draw:text-box>
            <text:p text:style-name="P3"><text:span text:style-name="T1">20</text:span></text:p>
          </draw:text-box>
        </draw:frame>
        <draw:line draw:style-name="gr1" draw:text-style-name="P1" draw:layer="layout" svg:x1="5.486cm" svg:y1="14.258cm" svg:x2="5.486cm" svg:y2="8.531cm">
          <text:p/>
        </draw:line>
        <draw:polygon draw:style-name="gr2" draw:text-style-name="P2" draw:layer="layout" svg:width="0cm" svg:height="0.075cm" svg:x="5.486cm" svg:y="14.259cm" svg:viewBox="0 0 0 76" draw:points="0,0 0,76">
          <text:p/>
        </draw:polygon>
        <draw:line draw:style-name="gr3" draw:text-style-name="P1" draw:layer="layout" svg:x1="5.486cm" svg:y1="14.259cm" svg:x2="5.486cm" svg:y2="14.335cm">
          <text:p/>
        </draw:line>
        <draw:frame draw:style-name="gr31" draw:text-style-name="P4" draw:layer="layout" svg:width="0.415cm" svg:height="0.324cm" svg:x="3.978cm" svg:y="14.374cm">
          <draw:text-box>
            <text:p text:style-name="P3"><text:span text:style-name="T1">40</text:span></text:p>
          </draw:text-box>
        </draw:frame>
        <draw:line draw:style-name="gr1" draw:text-style-name="P1" draw:layer="layout" svg:x1="6.884cm" svg:y1="14.258cm" svg:x2="6.884cm" svg:y2="8.531cm">
          <text:p/>
        </draw:line>
        <draw:polygon draw:style-name="gr2" draw:text-style-name="P2" draw:layer="layout" svg:width="0cm" svg:height="0.075cm" svg:x="6.884cm" svg:y="14.259cm" svg:viewBox="0 0 0 76" draw:points="0,0 0,76">
          <text:p/>
        </draw:polygon>
        <draw:line draw:style-name="gr3" draw:text-style-name="P1" draw:layer="layout" svg:x1="6.884cm" svg:y1="14.259cm" svg:x2="6.884cm" svg:y2="14.335cm">
          <text:p/>
        </draw:line>
        <draw:frame draw:style-name="gr31" draw:text-style-name="P4" draw:layer="layout" svg:width="0.415cm" svg:height="0.324cm" svg:x="5.376cm" svg:y="14.374cm">
          <draw:text-box>
            <text:p text:style-name="P3"><text:span text:style-name="T1">60</text:span></text:p>
          </draw:text-box>
        </draw:frame>
        <draw:line draw:style-name="gr1" draw:text-style-name="P1" draw:layer="layout" svg:x1="8.281cm" svg:y1="14.258cm" svg:x2="8.281cm" svg:y2="8.531cm">
          <text:p/>
        </draw:line>
        <draw:polygon draw:style-name="gr2" draw:text-style-name="P2" draw:layer="layout" svg:width="0cm" svg:height="0.075cm" svg:x="8.281cm" svg:y="14.259cm" svg:viewBox="0 0 0 76" draw:points="0,0 0,76">
          <text:p/>
        </draw:polygon>
        <draw:line draw:style-name="gr3" draw:text-style-name="P1" draw:layer="layout" svg:x1="8.281cm" svg:y1="14.259cm" svg:x2="8.281cm" svg:y2="14.335cm">
          <text:p/>
        </draw:line>
        <draw:frame draw:style-name="gr10" draw:text-style-name="P4" draw:layer="layout" svg:width="0.414cm" svg:height="0.324cm" svg:x="6.774cm" svg:y="14.374cm">
          <draw:text-box>
            <text:p text:style-name="P3"><text:span text:style-name="T1">80</text:span></text:p>
          </draw:text-box>
        </draw:frame>
        <draw:frame draw:style-name="gr32" draw:text-style-name="P4" draw:layer="layout" svg:width="0.449cm" svg:height="0.324cm" svg:x="8.11cm" svg:y="14.374cm">
          <draw:text-box>
            <text:p text:style-name="P3"><text:span text:style-name="T1">100</text:span></text:p>
          </draw:text-box>
        </draw:frame>
        <draw:line draw:style-name="gr1" draw:text-style-name="P1" draw:layer="layout" svg:x1="0.944cm" svg:y1="14.105cm" svg:x2="8.631cm" svg:y2="14.105cm">
          <text:p/>
        </draw:line>
        <draw:polygon draw:style-name="gr2" draw:text-style-name="P2" draw:layer="layout" svg:width="0.075cm" svg:height="0cm" svg:x="0.868cm" svg:y="14.105cm" svg:viewBox="0 0 76 0" draw:points="76,0 0,0">
          <text:p/>
        </draw:polygon>
        <draw:line draw:style-name="gr3" draw:text-style-name="P1" draw:layer="layout" svg:x1="0.944cm" svg:y1="14.105cm" svg:x2="0.868cm" svg:y2="14.105cm">
          <text:p/>
        </draw:line>
        <draw:frame draw:style-name="gr33" draw:text-style-name="P4" draw:layer="layout" svg:width="2.462cm" svg:height="0.325cm" svg:x="3.756cm" svg:y="14.768cm">
          <draw:text-box>
            <text:p text:style-name="P3"><text:span text:style-name="T1">Noise amplitude (%)</text:span></text:p>
          </draw:text-box>
        </draw:frame>
        <draw:line draw:style-name="gr1" draw:text-style-name="P1" draw:layer="layout" svg:x1="0.944cm" svg:y1="13.042cm" svg:x2="8.631cm" svg:y2="13.042cm">
          <text:p/>
        </draw:line>
        <draw:polygon draw:style-name="gr2" draw:text-style-name="P2" draw:layer="layout" svg:width="0.075cm" svg:height="0cm" svg:x="0.868cm" svg:y="13.042cm" svg:viewBox="0 0 76 0" draw:points="76,0 0,0">
          <text:p/>
        </draw:polygon>
        <draw:line draw:style-name="gr3" draw:text-style-name="P1" draw:layer="layout" svg:x1="0.944cm" svg:y1="13.042cm" svg:x2="0.868cm" svg:y2="13.042cm">
          <text:p/>
        </draw:line>
        <draw:frame draw:style-name="gr34" draw:text-style-name="P4" draw:layer="layout" svg:width="0.415cm" svg:height="0.325cm" svg:x="0.695cm" svg:y="13.987cm">
          <draw:text-box>
            <text:p text:style-name="P3"><text:span text:style-name="T1">0</text:span></text:p>
          </draw:text-box>
        </draw:frame>
        <draw:line draw:style-name="gr1" draw:text-style-name="P1" draw:layer="layout" svg:x1="0.944cm" svg:y1="11.979cm" svg:x2="8.631cm" svg:y2="11.979cm">
          <text:p/>
        </draw:line>
        <draw:polygon draw:style-name="gr2" draw:text-style-name="P2" draw:layer="layout" svg:width="0.075cm" svg:height="0cm" svg:x="0.868cm" svg:y="11.979cm" svg:viewBox="0 0 76 0" draw:points="76,0 0,0">
          <text:p/>
        </draw:polygon>
        <draw:line draw:style-name="gr3" draw:text-style-name="P1" draw:layer="layout" svg:x1="0.944cm" svg:y1="11.979cm" svg:x2="0.868cm" svg:y2="11.979cm">
          <text:p/>
        </draw:line>
        <draw:frame draw:style-name="gr34" draw:text-style-name="P4" draw:layer="layout" svg:width="0.415cm" svg:height="0.325cm" svg:x="0.573cm" svg:y="12.924cm">
          <draw:text-box>
            <text:p text:style-name="P3"><text:span text:style-name="T1">20</text:span></text:p>
          </draw:text-box>
        </draw:frame>
        <draw:line draw:style-name="gr1" draw:text-style-name="P1" draw:layer="layout" svg:x1="0.944cm" svg:y1="10.917cm" svg:x2="8.631cm" svg:y2="10.917cm">
          <text:p/>
        </draw:line>
        <draw:polygon draw:style-name="gr2" draw:text-style-name="P2" draw:layer="layout" svg:width="0.075cm" svg:height="0cm" svg:x="0.868cm" svg:y="10.917cm" svg:viewBox="0 0 76 0" draw:points="76,0 0,0">
          <text:p/>
        </draw:polygon>
        <draw:line draw:style-name="gr3" draw:text-style-name="P1" draw:layer="layout" svg:x1="0.944cm" svg:y1="10.917cm" svg:x2="0.868cm" svg:y2="10.917cm">
          <text:p/>
        </draw:line>
        <draw:frame draw:style-name="gr31" draw:text-style-name="P4" draw:layer="layout" svg:width="0.415cm" svg:height="0.324cm" svg:x="0.573cm" svg:y="11.862cm">
          <draw:text-box>
            <text:p text:style-name="P3"><text:span text:style-name="T1">40</text:span></text:p>
          </draw:text-box>
        </draw:frame>
        <draw:line draw:style-name="gr1" draw:text-style-name="P1" draw:layer="layout" svg:x1="0.944cm" svg:y1="9.854cm" svg:x2="8.631cm" svg:y2="9.854cm">
          <text:p/>
        </draw:line>
        <draw:polygon draw:style-name="gr2" draw:text-style-name="P2" draw:layer="layout" svg:width="0.075cm" svg:height="0cm" svg:x="0.868cm" svg:y="9.854cm" svg:viewBox="0 0 76 0" draw:points="76,0 0,0">
          <text:p/>
        </draw:polygon>
        <draw:line draw:style-name="gr3" draw:text-style-name="P1" draw:layer="layout" svg:x1="0.944cm" svg:y1="9.854cm" svg:x2="0.868cm" svg:y2="9.854cm">
          <text:p/>
        </draw:line>
        <draw:frame draw:style-name="gr34" draw:text-style-name="P4" draw:layer="layout" svg:width="0.415cm" svg:height="0.325cm" svg:x="0.573cm" svg:y="10.799cm">
          <draw:text-box>
            <text:p text:style-name="P3"><text:span text:style-name="T1">60</text:span></text:p>
          </draw:text-box>
        </draw:frame>
        <draw:line draw:style-name="gr1" draw:text-style-name="P1" draw:layer="layout" svg:x1="0.944cm" svg:y1="8.791cm" svg:x2="8.631cm" svg:y2="8.791cm">
          <text:p/>
        </draw:line>
        <draw:polygon draw:style-name="gr2" draw:text-style-name="P2" draw:layer="layout" svg:width="0.075cm" svg:height="0cm" svg:x="0.868cm" svg:y="8.791cm" svg:viewBox="0 0 76 0" draw:points="76,0 0,0">
          <text:p/>
        </draw:polygon>
        <draw:line draw:style-name="gr3" draw:text-style-name="P1" draw:layer="layout" svg:x1="0.944cm" svg:y1="8.791cm" svg:x2="0.868cm" svg:y2="8.791cm">
          <text:p/>
        </draw:line>
        <draw:frame draw:style-name="gr34" draw:text-style-name="P4" draw:layer="layout" svg:width="0.415cm" svg:height="0.325cm" svg:x="0.573cm" svg:y="9.736cm">
          <draw:text-box>
            <text:p text:style-name="P3"><text:span text:style-name="T1">80</text:span></text:p>
          </draw:text-box>
        </draw:frame>
        <draw:frame draw:style-name="gr32" draw:text-style-name="P4" draw:layer="layout" svg:width="0.449cm" svg:height="0.324cm" svg:x="0.451cm" svg:y="8.674cm">
          <draw:text-box>
            <text:p text:style-name="P3"><text:span text:style-name="T1">100</text:span></text:p>
          </draw:text-box>
        </draw:frame>
        <draw:line draw:style-name="gr12" draw:text-style-name="P1" draw:layer="layout" svg:x1="0.944cm" svg:y1="14.258cm" svg:x2="0.944cm" svg:y2="8.531cm">
          <text:p/>
        </draw:line>
        <draw:line draw:style-name="gr12" draw:text-style-name="P1" draw:layer="layout" svg:x1="8.631cm" svg:y1="14.258cm" svg:x2="8.631cm" svg:y2="8.531cm">
          <text:p/>
        </draw:line>
        <draw:line draw:style-name="gr12" draw:text-style-name="P1" draw:layer="layout" svg:x1="0.944cm" svg:y1="14.259cm" svg:x2="8.631cm" svg:y2="14.259cm">
          <text:p/>
        </draw:line>
        <draw:line draw:style-name="gr12" draw:text-style-name="P1" draw:layer="layout" svg:x1="0.944cm" svg:y1="8.531cm" svg:x2="8.631cm" svg:y2="8.531cm">
          <text:p/>
        </draw:line>
        <draw:frame draw:style-name="gr13" draw:text-style-name="P4" draw:layer="layout" svg:width="1.644cm" svg:height="0.324cm" draw:transform="rotate (1.5707963267949) translate (0.121cm 11.887cm)">
          <draw:text-box>
            <text:p text:style-name="P3"><text:span text:style-name="T1">Accuracy (%)</text:span></text:p>
          </draw:text-box>
        </draw:frame>
        <draw:path draw:style-name="gr14" draw:text-style-name="P5" draw:layer="layout" svg:width="2.086cm" svg:height="2.906cm" svg:x="6.437cm" svg:y="8.639cm" svg:viewBox="0 0 2087 2907" svg:d="M43 2907h2000c29 0 44-14 44-42v-2822c0-29-15-43-44-43h-2000c-28 0-43 14-43 43v2822c0 28 15 42 43 42z">
          <text:p/>
        </draw:path>
        <draw:line draw:style-name="gr30" draw:text-style-name="P1" draw:layer="layout" svg:x1="6.524cm" svg:y1="8.813cm" svg:x2="6.954cm" svg:y2="8.813cm">
          <text:p/>
        </draw:line>
        <draw:frame draw:style-name="gr16" draw:text-style-name="P6" draw:layer="layout" svg:width="1.221cm" svg:height="0.325cm" svg:x="4.18cm" svg:y="8.163cm">
          <draw:text-box>
            <text:p text:style-name="P3"><text:span text:style-name="T2">Inference</text:span></text:p>
          </draw:text-box>
        </draw:frame>
        <draw:line draw:style-name="gr17" draw:text-style-name="P1" draw:layer="layout" svg:x1="6.524cm" svg:y1="9.129cm" svg:x2="6.954cm" svg:y2="9.129cm">
          <text:p/>
        </draw:line>
        <draw:frame draw:style-name="gr35" draw:text-style-name="P4" draw:layer="layout" svg:width="1.422cm" svg:height="0.325cm" svg:x="7.127cm" svg:y="8.688cm">
          <draw:text-box>
            <text:p text:style-name="P3"><text:span text:style-name="T1">400 Spikes</text:span></text:p>
          </draw:text-box>
        </draw:frame>
        <draw:line draw:style-name="gr19" draw:text-style-name="P1" draw:layer="layout" svg:x1="6.524cm" svg:y1="9.445cm" svg:x2="6.954cm" svg:y2="9.445cm">
          <text:p/>
        </draw:line>
        <draw:frame draw:style-name="gr36" draw:text-style-name="P4" draw:layer="layout" svg:width="1.422cm" svg:height="0.324cm" svg:x="7.127cm" svg:y="9.005cm">
          <draw:text-box>
            <text:p text:style-name="P3"><text:span text:style-name="T1">500</text:span></text:p>
          </draw:text-box>
        </draw:frame>
        <draw:line draw:style-name="gr21" draw:text-style-name="P1" draw:layer="layout" svg:x1="6.524cm" svg:y1="9.76cm" svg:x2="6.954cm" svg:y2="9.76cm">
          <text:p/>
        </draw:line>
        <draw:frame draw:style-name="gr36" draw:text-style-name="P4" draw:layer="layout" svg:width="1.422cm" svg:height="0.324cm" svg:x="7.127cm" svg:y="9.32cm">
          <draw:text-box>
            <text:p text:style-name="P3"><text:span text:style-name="T1">600</text:span></text:p>
          </draw:text-box>
        </draw:frame>
        <draw:line draw:style-name="gr23" draw:text-style-name="P1" draw:layer="layout" svg:x1="6.524cm" svg:y1="10.076cm" svg:x2="6.954cm" svg:y2="10.076cm">
          <text:p/>
        </draw:line>
        <draw:frame draw:style-name="gr35" draw:text-style-name="P4" draw:layer="layout" svg:width="1.422cm" svg:height="0.325cm" svg:x="7.127cm" svg:y="9.636cm">
          <draw:text-box>
            <text:p text:style-name="P3"><text:span text:style-name="T1">700</text:span></text:p>
          </draw:text-box>
        </draw:frame>
        <draw:line draw:style-name="gr24" draw:text-style-name="P1" draw:layer="layout" svg:x1="6.524cm" svg:y1="10.392cm" svg:x2="6.954cm" svg:y2="10.392cm">
          <text:p/>
        </draw:line>
        <draw:frame draw:style-name="gr35" draw:text-style-name="P4" draw:layer="layout" svg:width="1.422cm" svg:height="0.325cm" svg:x="7.127cm" svg:y="9.951cm">
          <draw:text-box>
            <text:p text:style-name="P3"><text:span text:style-name="T1">800</text:span></text:p>
          </draw:text-box>
        </draw:frame>
        <draw:line draw:style-name="gr26" draw:text-style-name="P1" draw:layer="layout" svg:x1="6.524cm" svg:y1="10.708cm" svg:x2="6.954cm" svg:y2="10.708cm">
          <text:p/>
        </draw:line>
        <draw:frame draw:style-name="gr36" draw:text-style-name="P4" draw:layer="layout" svg:width="1.422cm" svg:height="0.324cm" svg:x="7.127cm" svg:y="10.268cm">
          <draw:text-box>
            <text:p text:style-name="P3"><text:span text:style-name="T1">900</text:span></text:p>
          </draw:text-box>
        </draw:frame>
        <draw:line draw:style-name="gr27" draw:text-style-name="P1" draw:layer="layout" svg:x1="6.524cm" svg:y1="11.024cm" svg:x2="6.954cm" svg:y2="11.024cm">
          <text:p/>
        </draw:line>
        <draw:frame draw:style-name="gr37" draw:text-style-name="P4" draw:layer="layout" svg:width="1.587cm" svg:height="0.325cm" svg:x="7.127cm" svg:y="10.584cm">
          <draw:text-box>
            <text:p text:style-name="P3"><text:span text:style-name="T1">1000</text:span></text:p>
          </draw:text-box>
        </draw:frame>
        <draw:line draw:style-name="gr28" draw:text-style-name="P1" draw:layer="layout" svg:x1="6.524cm" svg:y1="11.339cm" svg:x2="6.954cm" svg:y2="11.339cm">
          <text:p/>
        </draw:line>
        <draw:frame draw:style-name="gr37" draw:text-style-name="P4" draw:layer="layout" svg:width="1.587cm" svg:height="0.325cm" svg:x="7.127cm" svg:y="10.899cm">
          <draw:text-box>
            <text:p text:style-name="P3"><text:span text:style-name="T1">1100</text:span></text:p>
          </draw:text-box>
        </draw:frame>
        <draw:frame draw:style-name="gr38" draw:text-style-name="P4" draw:layer="layout" svg:width="1.587cm" svg:height="0.324cm" svg:x="7.127cm" svg:y="11.216cm">
          <draw:text-box>
            <text:p text:style-name="P3"><text:span text:style-name="T1">1200</text:span></text:p>
          </draw:text-box>
        </draw:frame>
        <draw:frame draw:style-name="gr39" draw:text-style-name="P7" draw:layer="layout" svg:width="0.247cm" svg:height="0.325cm" svg:x="0.536cm" svg:y="0.154cm">
          <draw:text-box>
            <text:p text:style-name="P3"><text:span text:style-name="T3">a)</text:span></text:p>
          </draw:text-box>
        </draw:frame>
        <draw:frame draw:style-name="gr40" draw:text-style-name="P7" draw:layer="layout" svg:width="0.339cm" svg:height="0.325cm" svg:x="0.546cm" svg:y="7.855cm">
          <draw:text-box>
            <text:p text:style-name="P3"><text:span text:style-name="T3">b)</text:span></text:p>
          </draw:text-box>
        </draw:frame>
        <draw:polyline draw:style-name="gr15" draw:text-style-name="P8" draw:layer="layout" svg:width="6.988cm" svg:height="4.792cm" svg:x="1.281cm" svg:y="1.091cm" svg:viewBox="0 0 6989 4793" draw:points="0,4793 699,1439 1398,180 2097,0 2796,0 3495,0 4194,0 4892,0 5592,0 6290,0 6989,0">
          <text:p/>
        </draw:polyline>
        <draw:polyline draw:style-name="gr17" draw:text-style-name="P8" draw:layer="layout" svg:width="6.988cm" svg:height="4.433cm" svg:x="1.281cm" svg:y="1.091cm" svg:viewBox="0 0 6989 4434" draw:points="0,4434 699,1439 1398,240 2097,0 2796,0 3495,0 4194,0 4892,0 5592,0 6290,0 6989,0">
          <text:p/>
        </draw:polyline>
        <draw:polyline draw:style-name="gr19" draw:text-style-name="P8" draw:layer="layout" svg:width="6.988cm" svg:height="4.733cm" svg:x="1.281cm" svg:y="1.091cm" svg:viewBox="0 0 6989 4734" draw:points="0,4734 699,1498 1398,240 2097,0 2796,0 3495,0 4194,0 4892,0 5592,0 6290,0 6989,0">
          <text:p/>
        </draw:polyline>
        <draw:polyline draw:style-name="gr21" draw:text-style-name="P8" draw:layer="layout" svg:width="6.988cm" svg:height="4.613cm" svg:x="1.281cm" svg:y="1.091cm" svg:viewBox="0 0 6989 4614" draw:points="0,4614 699,1318 1398,180 2097,0 2796,0 3495,0 4194,0 4892,0 5592,0 6290,0 6989,0">
          <text:p/>
        </draw:polyline>
        <draw:polyline draw:style-name="gr23" draw:text-style-name="P8" draw:layer="layout" svg:width="6.988cm" svg:height="4.253cm" svg:x="1.281cm" svg:y="1.091cm" svg:viewBox="0 0 6989 4254" draw:points="0,4254 699,1379 1398,240 2097,60 2796,0 3495,0 4194,0 4892,0 5592,0 6290,0 6989,0">
          <text:p/>
        </draw:polyline>
        <draw:polyline draw:style-name="gr24" draw:text-style-name="P8" draw:layer="layout" svg:width="6.988cm" svg:height="4.433cm" svg:x="1.281cm" svg:y="1.091cm" svg:viewBox="0 0 6989 4434" draw:points="0,4434 699,1439 1398,299 2097,60 2796,0 3495,0 4194,0 4892,0 5592,0 6290,0 6989,0">
          <text:p/>
        </draw:polyline>
        <draw:polyline draw:style-name="gr26" draw:text-style-name="P8" draw:layer="layout" svg:width="6.988cm" svg:height="5.152cm" svg:x="1.281cm" svg:y="1.091cm" svg:viewBox="0 0 6989 5153" draw:points="0,5153 699,1619 1398,360 2097,60 2796,0 3495,0 4194,0 4892,0 5592,0 6290,0 6989,0">
          <text:p/>
        </draw:polyline>
        <draw:polyline draw:style-name="gr27" draw:text-style-name="P8" draw:layer="layout" svg:width="6.988cm" svg:height="4.373cm" svg:x="1.281cm" svg:y="1.091cm" svg:viewBox="0 0 6989 4374" draw:points="0,4374 699,1678 1398,299 2097,60 2796,0 3495,0 4194,0 4892,0 5592,0 6290,0 6989,0">
          <text:p/>
        </draw:polyline>
        <draw:polyline draw:style-name="gr28" draw:text-style-name="P8" draw:layer="layout" svg:width="6.988cm" svg:height="4.373cm" svg:x="1.281cm" svg:y="1.091cm" svg:viewBox="0 0 6989 4374" draw:points="0,4374 699,1558 1398,420 2097,180 2796,0 3495,0 4194,0 4892,0 5592,0 6290,0 6989,0">
          <text:p/>
        </draw:polyline>
        <draw:polyline draw:style-name="gr29" draw:text-style-name="P8" draw:layer="layout" svg:width="6.988cm" svg:height="4.433cm" svg:x="1.281cm" svg:y="1.091cm" svg:viewBox="0 0 6989 4434" draw:points="0,4434 699,1678 1398,599 2097,240 2796,60 3495,0 4194,0 4892,0 5592,0 6290,0 6989,0">
          <text:p/>
        </draw:polyline>
        <draw:polyline draw:style-name="gr15" draw:text-style-name="P8" draw:layer="layout" svg:width="6.988cm" svg:height="4.613cm" svg:x="1.281cm" svg:y="1.091cm" svg:viewBox="0 0 6989 4614" draw:points="0,4614 699,1918 1398,719 2097,360 2796,120 3495,120 4194,60 4892,0 5592,0 6290,0 6989,0">
          <text:p/>
        </draw:polyline>
        <draw:polyline draw:style-name="gr30" draw:text-style-name="P8" draw:layer="layout" svg:width="6.988cm" svg:height="4.972cm" svg:x="1.281cm" svg:y="1.271cm" svg:viewBox="0 0 6989 4973" draw:points="0,4973 699,2097 1398,899 2097,959 2796,420 3495,359 4194,180 4892,120 5592,60 6290,0 6989,60">
          <text:p/>
        </draw:polyline>
        <draw:polyline draw:style-name="gr30" draw:text-style-name="P8" draw:layer="layout" svg:width="6.988cm" svg:height="5.1cm" svg:x="1.292cm" svg:y="8.952cm" svg:viewBox="0 0 6989 5101" draw:points="0,0 350,53 699,53 1048,0 1398,53 1747,106 2097,159 2447,106 2796,213 3146,372 3495,478 3844,797 4194,1700 4544,2975 4893,4410 5242,4781 5592,4994 5941,4994 6291,5101 6640,4994 6989,5047">
          <text:p/>
        </draw:polyline>
        <draw:polyline draw:style-name="gr17" draw:text-style-name="P8" draw:layer="layout" svg:width="6.988cm" svg:height="5.206cm" svg:x="1.292cm" svg:y="8.793cm" svg:viewBox="0 0 6989 5207" draw:points="0,0 350,0 699,0 1048,0 1398,53 1747,53 2097,53 2447,53 2796,160 3146,213 3495,319 3844,1009 4194,1275 4544,2445 4893,3720 5242,4835 5592,5101 5941,5154 6291,5207 6640,5207 6989,5207">
          <text:p/>
        </draw:polyline>
        <draw:polyline draw:style-name="gr19" draw:text-style-name="P8" draw:layer="layout" svg:width="6.988cm" svg:height="5.206cm" svg:x="1.292cm" svg:y="8.793cm" svg:viewBox="0 0 6989 5207" draw:points="0,0 350,0 699,0 1048,0 1398,0 1747,0 2097,0 2447,0 2796,0 3146,53 3495,107 3844,531 4194,1222 4544,1966 4893,3507 5242,4835 5592,5048 5941,5207 6291,5101 6640,5207 6989,5154">
          <text:p/>
        </draw:polyline>
        <draw:polyline draw:style-name="gr21" draw:text-style-name="P8" draw:layer="layout" svg:width="6.988cm" svg:height="5.206cm" svg:x="1.292cm" svg:y="8.793cm" svg:viewBox="0 0 6989 5207" draw:points="0,0 350,0 699,0 1048,0 1398,0 1747,0 2097,0 2447,0 2796,0 3146,0 3495,107 3844,478 4194,850 4544,1913 4893,3347 5242,4622 5592,4941 5941,5207 6291,5207 6640,5207 6989,5207">
          <text:p/>
        </draw:polyline>
        <draw:polyline draw:style-name="gr23" draw:text-style-name="P8" draw:layer="layout" svg:width="6.988cm" svg:height="5.206cm" svg:x="1.292cm" svg:y="8.793cm" svg:viewBox="0 0 6989 5207" draw:points="0,0 350,0 699,0 1048,0 1398,0 1747,0 2097,0 2447,0 2796,0 3146,0 3495,53 3844,319 4194,850 4544,2072 4893,3294 5242,4410 5592,4995 5941,5101 6291,5207 6640,5154 6989,5207">
          <text:p/>
        </draw:polyline>
        <draw:polyline draw:style-name="gr24" draw:text-style-name="P8" draw:layer="layout" svg:width="6.988cm" svg:height="5.206cm" svg:x="1.292cm" svg:y="8.793cm" svg:viewBox="0 0 6989 5207" draw:points="0,0 350,0 699,0 1048,0 1398,0 1747,0 2097,0 2447,0 2796,0 3146,0 3495,0 3844,266 4194,797 4544,1860 4893,3188 5242,4569 5592,4888 5941,5207 6291,5207 6640,5207 6989,5207">
          <text:p/>
        </draw:polyline>
        <draw:polyline draw:style-name="gr26" draw:text-style-name="P8" draw:layer="layout" svg:width="6.988cm" svg:height="5.206cm" svg:x="1.292cm" svg:y="8.793cm" svg:viewBox="0 0 6989 5207" draw:points="0,0 350,0 699,0 1048,0 1398,0 1747,0 2097,0 2447,0 2796,0 3146,0 3495,0 3844,213 4194,638 4544,1754 4893,3241 5242,4675 5592,4995 5941,5101 6291,5207 6640,5207 6989,5207">
          <text:p/>
        </draw:polyline>
        <draw:polyline draw:style-name="gr27" draw:text-style-name="P8" draw:layer="layout" svg:width="6.988cm" svg:height="5.206cm" svg:x="1.292cm" svg:y="8.793cm" svg:viewBox="0 0 6989 5207" draw:points="0,0 350,0 699,0 1048,0 1398,0 1747,0 2097,0 2447,0 2796,0 3146,0 3495,0 3844,160 4194,744 4544,1913 4893,3188 5242,4463 5592,4782 5941,5154 6291,5207 6640,5207 6989,5154">
          <text:p/>
        </draw:polyline>
        <draw:polyline draw:style-name="gr28" draw:text-style-name="P8" draw:layer="layout" svg:width="6.988cm" svg:height="5.206cm" svg:x="1.292cm" svg:y="8.793cm" svg:viewBox="0 0 6989 5207" draw:points="0,0 350,0 699,0 1048,0 1398,0 1747,0 2097,0 2447,0 2796,0 3146,0 3495,0 3844,213 4194,744 4544,1648 4893,3135 5242,4251 5592,4782 5941,5101 6291,5207 6640,5207 6989,5154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12-24T00:30:51.082117511</dc:date>
    <meta:editing-duration>PT18H17M5S</meta:editing-duration>
    <meta:editing-cycles>12</meta:editing-cycles>
    <meta:generator>LibreOffice/6.0.7.3$Linux_X86_64 LibreOffice_project/00m0$Build-3</meta:generator>
    <meta:document-statistic meta:object-count="173"/>
  </office:meta>
</office:document-meta>
</file>